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0c7cb2" officeooo:paragraph-rsid="000c7cb2"/>
    </style:style>
    <style:style style:name="P3" style:family="paragraph" style:parent-style-name="Standard">
      <style:paragraph-properties fo:text-align="justify" style:justify-single-word="false"/>
      <style:text-properties officeooo:rsid="000c7cb2" officeooo:paragraph-rsid="000c7cb2"/>
    </style:style>
    <style:style style:name="P4" style:family="paragraph" style:parent-style-name="Standard">
      <style:paragraph-properties fo:text-align="justify" style:justify-single-word="false"/>
      <style:text-properties officeooo:rsid="00111a0e" officeooo:paragraph-rsid="00111a0e"/>
    </style:style>
    <style:style style:name="P5" style:family="paragraph" style:parent-style-name="Heading_20_2"/>
    <style:style style:name="T1" style:family="text">
      <style:text-properties fo:font-weight="bold"/>
    </style:style>
    <style:style style:name="T2" style:family="text">
      <style:text-properties officeooo:rsid="00111a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nunciat.</text:span> </text:p>
      <text:p text:style-name="P4"/>
      <text:p text:style-name="P4">Completa el projecte de la botiga amb sessions, fixat que en les diferents pàgines php has de substituir per codi PHP o Html els comentaris en majúscules i els que presenten aquest aspecte //--------????????----------.</text:p>
      <text:p text:style-name="P4">Finalment implementa també la pàgina logoff.php per tal de tancar correctament la sessió.</text:p>
      <text:p text:style-name="P4">Hauràs de crear addicionalment la taula productes, interpreta el codi per saber com esta formada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11a0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Heading_20_2" text:outline-level="2">Tasca 00<text:span text:style-name="MT1">7</text:span> Projecte <text:span text:style-name="MT1">botiga</text:span>.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08:08:16.241156400</meta:creation-date>
    <dc:date>2014-10-30T15:10:15.415943467</dc:date>
    <meta:editing-duration>PT1H48M15S</meta:editing-duration>
    <meta:editing-cycles>10</meta:editing-cycles>
    <meta:generator>LibreOffice/4.2.6.3$Linux_X86_64 LibreOffice_project/420m0$Build-3</meta:generator>
    <meta:document-statistic meta:table-count="0" meta:image-count="0" meta:object-count="0" meta:page-count="1" meta:paragraph-count="5" meta:word-count="69" meta:character-count="440" meta:non-whitespace-character-count="377"/>
  </office:meta>
</office:document-meta>
</file>